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/>
    </style:style>
    <style:style style:name="T3" style:parent-style-name="Policepardéfaut" style:family="text">
      <style:text-properties style:font-name="Segoe UI Emoji" style:font-name-complex="Segoe UI Emoji"/>
    </style:style>
    <style:style style:name="T4" style:parent-style-name="Policepardéfaut" style:family="text">
      <style:text-properties style:font-name="Segoe UI Emoji" style:font-name-complex="Segoe UI Emoji"/>
    </style:style>
    <style:style style:name="T5" style:parent-style-name="Policepardéfaut" style:family="text">
      <style:text-properties style:font-name="Segoe UI Emoji" style:font-name-complex="Segoe UI Emoji"/>
    </style:style>
    <style:style style:name="T6" style:parent-style-name="Policepardéfaut" style:family="text">
      <style:text-properties style:font-name="Segoe UI Emoji" style:font-name-complex="Segoe UI Emoji"/>
    </style:style>
    <style:style style:name="T7" style:parent-style-name="Policepardéfaut" style:family="text">
      <style:text-properties style:font-name="Segoe UI Emoji" style:font-name-complex="Segoe UI Emoji"/>
    </style:style>
  </office:automatic-styles>
  <office:body>
    <office:text text:use-soft-page-breaks="true">
      <text:p text:style-name="P1">Fonctionnement de la solution :</text:p>
      <text:p text:style-name="Normal">2/2</text:p>
      <text:p text:style-name="Normal">Création d'événements : Les utilisateurs peuvent créer de nouveaux événements en spécifiant le nom, la date, l'heure, le lieu et la description.<text:s/><text:span text:style-name="T2">✅</text:span></text:p>
      <text:p text:style-name="Normal">Rejoindre des événements : Les utilisateurs peuvent rejoindre les événements auxquels ils souhaitent participer. En rejoignant un événement, ils gagnent des points.<text:s/><text:span text:style-name="T3">✅</text:span></text:p>
      <text:p text:style-name="Normal">Gestion des Niveaux : Les utilisateurs sont classés en fonction du nombre de points qu'ils ont accumulés. Ils peuvent monter de niveau en gagnant des points.<text:span text:style-name="T4"><text:s/></text:span><text:span text:style-name="T5">✅</text:span></text:p>
      <text:p text:style-name="Normal">Système de Tags : Les événements peuvent être associés à des tags pour faciliter la recherche et la catégorisation.<text:span text:style-name="T6"><text:s/></text:span><text:span text:style-name="T7">✅</text:span></text:p>
      <text:p text:style-name="Normal">Facilité de lancement du projet :<text:s/></text:p>
      <text:p text:style-name="Normal">2 / 2</text:p>
      <text:p text:style-name="Normal"><text:s/>Décrit clairement et par étapes.<text:s/></text:p>
      <text:p text:style-name="Normal">Technologies simples</text:p>
      <text:p text:style-name="Normal">Léger problème de dump sql.</text:p>
      <text:p text:style-name="Normal"/>
      <text:p text:style-name="Normal"/>
      <text:p text:style-name="Normal">Qualité du code :<text:s/></text:p>
      <text:p text:style-name="Normal">Il faudrait un header.php qui contient toutes les infos des balise head en général. Avec le titre et les liens css.<text:s/><text:line-break/>Certaines querys ne sont pas préparé avant de les envoyer ( <text:s/>/ !\ <text:s/>risque important d’injections sql).</text:p>
      <text:p text:style-name="Normal">Factoriser le html des pages php. (Dashboard.php)</text:p>
      <text:p text:style-name="Normal">Fichier Test.txt un peu partout, sans utilité particulière.</text:p>
      <text:p text:style-name="Normal">Structure du dépôt :</text:p>
      <text:p text:style-name="Normal">1.5 / 2</text:p>
      <text:p text:style-name="Normal"/>
      <text:p text:style-name="Normal">Le dossier font pourrait se situer dans le dossier « asset ».</text:p>
      <text:p text:style-name="Normal">Certaine page dans le dossier « back » n’ont pas lieu dans celui-ci car il s’agit de page de front. Ce sont des pages en .php qui ne servent qu’à afficher et non à faire du traitement de données<text:line-break/>Certains fichiers php contiennent des balises de style alors qu’il y a déjà des fichiers css dans les « front ».<text:line-break/></text:p>
      <text:p text:style-name="Normal"/>
      <text:p text:style-name="Normal">Amélioration possible :<text:s/></text:p>
      <text:soft-page-break/>
      <text:p text:style-name="Normal"><text:s/>Responsive et éventuellement un thème visuel plus clair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ippolyte Vangaeveren</meta:initial-creator>
    <dc:creator>Hippolyte Vangaeveren</dc:creator>
    <meta:creation-date>2023-10-06T08:47:00Z</meta:creation-date>
    <dc:date>2023-10-06T09:23:00Z</dc:date>
    <meta:template xlink:href="Normal" xlink:type="simple"/>
    <meta:editing-cycles>1</meta:editing-cycles>
    <meta:editing-duration>PT2160S</meta:editing-duration>
    <meta:document-statistic meta:page-count="2" meta:paragraph-count="3" meta:word-count="244" meta:character-count="1586" meta:row-count="11" meta:non-whitespace-character-count="1345"/>
  </office:meta>
</office:document-meta>
</file>